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94070a" draw:marker-start-width="0.517cm" draw:marker-end-width="0.517cm" draw:fill-color="#f04e4d" draw:textarea-horizontal-align="justify" draw:textarea-vertical-align="middle" draw:auto-grow-height="false" fo:min-height="6.29cm" fo:min-width="4.142cm" fo:padding-top="0.23cm" fo:padding-bottom="0.23cm" fo:padding-left="0.355cm" fo:padding-right="0.355cm"/>
    </style:style>
    <style:style style:name="gr2" style:family="graphic" style:parent-style-name="standard">
      <style:graphic-properties svg:stroke-width="0.212cm" svg:stroke-color="#000000" draw:marker-start-width="0.518cm" draw:marker-end-width="0.518cm" draw:fill-color="#999999" draw:textarea-horizontal-align="justify" draw:textarea-vertical-align="middle" draw:auto-grow-height="false" fo:min-height="24.176cm" fo:min-width="4.49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381f" draw:marker-start-width="0.517cm" draw:marker-end-width="0.517cm" draw:fill-color="#00a65d" draw:textarea-horizontal-align="justify" draw:textarea-vertical-align="middle" draw:auto-grow-height="false" fo:min-height="6.355cm" fo:min-width="10.212cm" fo:padding-top="0.23cm" fo:padding-bottom="0.23cm" fo:padding-left="0.355cm" fo:padding-right="0.355cm"/>
    </style:style>
    <style:style style:name="gr4" style:family="graphic" style:parent-style-name="standard">
      <style:graphic-properties svg:stroke-width="0.106cm" svg:stroke-color="#666666" draw:marker-start-width="0.358cm" draw:marker-end-width="0.358cm" draw:fill-color="#cccccc" draw:textarea-horizontal-align="justify" draw:textarea-vertical-align="middle" draw:auto-grow-height="false" fo:min-height="1.932cm" fo:min-width="5.146cm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212cm" svg:stroke-color="#ed1c24" draw:marker-start-width="0.518cm" draw:marker-end="Double_20_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6a1816" draw:marker-start-width="0.358cm" draw:marker-end-width="0.358cm" draw:fill-color="#f58220" draw:textarea-horizontal-align="justify" draw:textarea-vertical-align="middle" draw:auto-grow-height="false" fo:min-height="1.759cm" fo:min-width="3.905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1c1c1c" draw:marker-start-width="0.358cm" draw:marker-end-width="0.358cm" draw:fill-color="#adc5e7" draw:textarea-horizontal-align="justify" draw:textarea-vertical-align="middle" draw:auto-grow-height="false" fo:min-height="1.932cm" fo:min-width="5.146cm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draw:marker-start="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draw:stroke="none" svg:stroke-color="#000000" draw:fill="none" draw:fill-color="#ffffff" fo:min-height="0.737cm"/>
    </style:style>
    <style:style style:name="gr12" style:family="graphic" style:parent-style-name="standard">
      <style:graphic-properties draw:stroke="none" svg:stroke-color="#000000" draw:fill="none" draw:fill-color="#ffffff" fo:min-height="0.8cm"/>
    </style:style>
    <style:style style:name="gr13" style:family="graphic" style:parent-style-name="standard">
      <style:graphic-properties draw:stroke="none" svg:stroke-color="#000000" draw:fill="none" draw:fill-color="#ffffff" fo:min-height="0.991cm"/>
    </style:style>
    <style:style style:name="gr14" style:family="graphic" style:parent-style-name="standard">
      <style:graphic-properties svg:stroke-width="0.106cm" svg:stroke-color="#985006" draw:marker-start-width="0.359cm" draw:marker-end-width="0.359cm" draw:fill-color="#fdb94d" draw:textarea-horizontal-align="justify" draw:textarea-vertical-align="middle" draw:auto-grow-height="false" fo:min-height="2.38cm" fo:min-width="2.285cm" fo:padding-top="0.178cm" fo:padding-bottom="0.178cm" fo:padding-left="0.303cm" fo:padding-right="0.303cm"/>
    </style:style>
    <style:style style:name="gr15" style:family="graphic" style:parent-style-name="standard">
      <style:graphic-properties svg:stroke-width="0.212cm" svg:stroke-color="#006d6f" draw:marker-start-width="0.518cm" draw:marker-end-width="0.518cm" draw:fill-color="#59c5c7" draw:textarea-horizontal-align="justify" draw:textarea-vertical-align="middle" draw:auto-grow-height="false" fo:min-height="2.163cm" fo:min-width="4.199cm" fo:padding-top="0.231cm" fo:padding-bottom="0.231cm" fo:padding-left="0.356cm" fo:padding-right="0.356cm"/>
    </style:style>
    <style:style style:name="gr16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svg:stroke-color="#000000" draw:marker-start="" draw:marker-start-width="0.359cm" draw:marker-end="Rounded_20_short_20_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3c3d" draw:marker-start-width="0.358cm" draw:marker-end-width="0.358cm" draw:fill-color="#7da7d8" draw:textarea-horizontal-align="justify" draw:textarea-vertical-align="middle" draw:auto-grow-height="false" fo:min-height="1.929cm" fo:min-width="3.292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-color="#999999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00a65d"/>
      <style:paragraph-properties fo:text-align="center"/>
    </style:style>
    <style:style style:name="P5" style:family="paragraph">
      <loext:graphic-properties draw:fill-color="#cccccc"/>
      <style:paragraph-properties fo:text-align="center"/>
      <style:text-properties fo:color="#000000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58220"/>
      <style:paragraph-properties fo:text-align="center"/>
      <style:text-properties fo:color="#000000" fo:font-weight="bold"/>
    </style:style>
    <style:style style:name="P8" style:family="paragraph">
      <loext:graphic-properties draw:fill-color="#adc5e7"/>
      <style:paragraph-properties fo:text-align="center"/>
      <style:text-properties fo:color="#000000" fo:font-weight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db94d"/>
      <style:paragraph-properties fo:text-align="center"/>
    </style:style>
    <style:style style:name="P11" style:family="paragraph">
      <loext:graphic-properties draw:fill-color="#59c5c7"/>
      <style:paragraph-properties fo:text-align="center"/>
    </style:style>
    <style:style style:name="P12" style:family="paragraph">
      <loext:graphic-properties draw:fill-color="#7da7d8"/>
      <style:paragraph-properties fo:text-align="center"/>
      <style:text-properties fo:color="#000000" fo:font-weight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52cm" svg:height="6.75cm" svg:x="23.388cm" svg:y="4.302cm">
          <text:p text:style-name="P1"><text:span text:style-name="T1">MC</text:span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07cm" svg:height="24.638cm" svg:x="6.537cm" svg:y="1.889cm">
          <text:p text:style-name="P1"><text:span text:style-name="T2">PWR</text:span></text:p>
          <text:p text:style-name="P1"><text:span text:style-name="T2">Suppl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922cm" svg:height="6.815cm" svg:x="18.635cm" svg:y="15.859cm">
          <text:p text:style-name="P1"><text:span text:style-name="T1">Proce</text:span><text:span text:style-name="T1">ssing </text:span></text:p>
          <text:p text:style-name="P1"><text:span text:style-name="T1">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75cm" svg:height="2.286cm" svg:x="33.032cm" svg:y="19.723cm">
          <text:p text:style-name="P1"><text:span text:style-name="T3">3D Capture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1.744cm" svg:y1="19.811cm" svg:x2="18.526cm" svg:y2="19.811cm">
          <text:p/>
        </draw:line>
        <draw:line draw:style-name="gr5" draw:text-style-name="P6" draw:layer="layout" svg:x1="11.795cm" svg:y1="10.001cm" svg:x2="23.225cm" svg:y2="10.001cm">
          <text:p/>
        </draw:line>
        <draw:line draw:style-name="gr6" draw:text-style-name="P6" draw:layer="layout" svg:x1="33.004cm" svg:y1="20.928cm" svg:x2="28.541cm" svg:y2="20.928cm">
          <text:p/>
        </draw:line>
        <draw:custom-shape draw:style-name="gr7" draw:text-style-name="P7" draw:layer="layout" svg:width="4.509cm" svg:height="2.113cm" svg:x="15.795cm" svg:y="3.985cm">
          <text:p text:style-name="P1"><text:span text:style-name="T3">H-Bridge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3.352cm" svg:y1="4.745cm" svg:x2="19.542cm" svg:y2="4.745cm">
          <text:p/>
        </draw:line>
        <draw:custom-shape draw:style-name="gr8" draw:text-style-name="P8" draw:layer="layout" svg:width="5.75cm" svg:height="2.286cm" svg:x="21.194cm" svg:y="24.33cm">
          <text:p text:style-name="P1"><text:span text:style-name="T3">WiFi Route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4.058cm" svg:y1="24.325cm" svg:x2="24.058cm" svg:y2="21.446cm">
          <text:p/>
        </draw:line>
        <draw:line draw:style-name="gr5" draw:text-style-name="P6" draw:layer="layout" svg:x1="11.795cm" svg:y1="4.635cm" svg:x2="15.732cm" svg:y2="4.655cm">
          <text:p/>
        </draw:line>
        <draw:line draw:style-name="gr5" draw:text-style-name="P6" draw:layer="layout" svg:x1="11.795cm" svg:y1="25.384cm" svg:x2="21.066cm" svg:y2="25.384cm">
          <text:p/>
        </draw:line>
        <draw:frame draw:style-name="gr10" draw:text-style-name="P9" draw:layer="layout" svg:width="1.905cm" svg:height="1.143cm" svg:x="13.276cm" svg:y="18.556cm">
          <draw:text-box>
            <text:p>19V</text:p>
          </draw:text-box>
        </draw:frame>
        <draw:frame draw:style-name="gr10" draw:text-style-name="P9" draw:layer="layout" svg:width="1.905cm" svg:height="1.143cm" svg:x="13.543cm" svg:y="24.287cm">
          <draw:text-box>
            <text:p>12V</text:p>
          </draw:text-box>
        </draw:frame>
        <draw:frame draw:style-name="gr10" draw:text-style-name="P9" draw:layer="layout" svg:width="1.905cm" svg:height="1.143cm" svg:x="12.894cm" svg:y="8.941cm">
          <draw:text-box>
            <text:p>5V</text:p>
          </draw:text-box>
        </draw:frame>
        <draw:frame draw:style-name="gr10" draw:text-style-name="P9" draw:layer="layout" svg:width="1.905cm" svg:height="1.143cm" svg:x="12.557cm" svg:y="3.739cm">
          <draw:text-box>
            <text:p>12V</text:p>
          </draw:text-box>
        </draw:frame>
        <draw:line draw:style-name="gr6" draw:text-style-name="P6" draw:layer="layout" svg:x1="23.352cm" svg:y1="5.669cm" svg:x2="19.569cm" svg:y2="5.669cm">
          <text:p/>
        </draw:line>
        <draw:frame draw:style-name="gr11" draw:text-style-name="P9" draw:layer="layout" svg:width="2.794cm" svg:height="0.987cm" svg:x="20.601cm" svg:y="3.752cm">
          <draw:text-box>
            <text:p>PWM</text:p>
          </draw:text-box>
        </draw:frame>
        <draw:frame draw:style-name="gr11" draw:text-style-name="P9" draw:layer="layout" svg:width="2.794cm" svg:height="0.987cm" svg:x="20.701cm" svg:y="4.753cm">
          <draw:text-box>
            <text:p>DIR</text:p>
          </draw:text-box>
        </draw:frame>
        <draw:frame draw:style-name="gr12" draw:text-style-name="P9" draw:layer="layout" svg:width="3.048cm" svg:height="1.05cm" svg:x="29.829cm" svg:y="20.035cm">
          <draw:text-box>
            <text:p>USB 3.1</text:p>
          </draw:text-box>
        </draw:frame>
        <draw:frame draw:style-name="gr13" draw:text-style-name="P9" draw:layer="layout" svg:width="4.318cm" svg:height="1.241cm" svg:x="24.368cm" svg:y="23.1cm">
          <draw:text-box>
            <text:p>Ethernet</text:p>
          </draw:text-box>
        </draw:frame>
        <draw:custom-shape draw:style-name="gr14" draw:text-style-name="P10" draw:layer="layout" svg:width="3.937cm" svg:height="3.718cm" svg:x="29.829cm" svg:y="1.3cm">
          <text:p text:style-name="P1">Drive</text:p>
          <text:p text:style-name="P1">Moto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8.145cm" svg:y1="3.202cm" svg:x2="29.712cm" svg:y2="3.203cm">
          <text:p/>
        </draw:line>
        <draw:line draw:style-name="gr5" draw:text-style-name="P6" draw:layer="layout" svg:x1="11.862cm" svg:y1="13.293cm" svg:x2="21.701cm" svg:y2="13.219cm">
          <text:p/>
        </draw:line>
        <draw:custom-shape draw:style-name="gr15" draw:text-style-name="P11" draw:layer="layout" svg:width="4.699cm" svg:height="2.413cm" svg:x="21.755cm" svg:y="12.084cm">
          <text:p text:style-name="P1">LiDAR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.905cm" svg:height="1.143cm" svg:x="12.932cm" svg:y="12.271cm">
          <draw:text-box>
            <text:p>5V</text:p>
          </draw:text-box>
        </draw:frame>
        <draw:line draw:style-name="gr16" draw:text-style-name="P6" draw:layer="layout" svg:x1="18.145cm" svg:y1="4.067cm" svg:x2="18.145cm" svg:y2="3.178cm">
          <text:p/>
        </draw:line>
        <draw:line draw:style-name="gr17" draw:text-style-name="P6" draw:layer="layout" svg:x1="24.05cm" svg:y1="14.586cm" svg:x2="24.05cm" svg:y2="16.749cm">
          <text:p/>
        </draw:line>
        <draw:custom-shape draw:style-name="gr18" draw:text-style-name="P12" draw:layer="layout" svg:width="3.896cm" svg:height="2.283cm" svg:x="16.809cm" svg:y="6.693cm">
          <text:p text:style-name="P1"><text:span text:style-name="T3">Bluetooth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0.627cm" svg:y1="7.963cm" svg:x2="24.388cm" svg:y2="7.963cm">
          <text:p/>
        </draw:line>
        <draw:frame draw:style-name="gr11" draw:text-style-name="P9" draw:layer="layout" svg:width="2.794cm" svg:height="0.987cm" svg:x="21.059cm" svg:y="7.074cm">
          <draw:text-box>
            <text:p>UART</text:p>
          </draw:text-box>
        </draw:frame>
        <draw:frame draw:style-name="gr11" draw:text-style-name="P9" draw:layer="layout" svg:width="2.794cm" svg:height="0.987cm" svg:x="24.495cm" svg:y="14.745cm">
          <draw:text-box>
            <text:p>UA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6:40:01.893402021</meta:creation-date>
    <dc:date>2018-09-23T12:43:34.011066081</dc:date>
    <meta:editing-duration>PT26M31S</meta:editing-duration>
    <meta:editing-cycles>7</meta:editing-cycles>
    <meta:generator>LibreOffice/6.1.1.1$Linux_X86_64 LibreOffice_project/10$Build-1</meta:generator>
    <meta:document-statistic meta:object-count="33"/>
  </office:meta>
</office:document-meta>
</file>